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b6b6" officeooo:paragraph-rsid="0016b6b6"/>
    </style:style>
    <style:style style:name="P2" style:family="paragraph" style:parent-style-name="Standard">
      <style:text-properties officeooo:rsid="00179c85" officeooo:paragraph-rsid="00179c85"/>
    </style:style>
    <style:style style:name="P3" style:family="paragraph" style:parent-style-name="Preformatted_20_Text">
      <style:text-properties fo:font-variant="normal" fo:text-transform="none" fo:color="#408090" style:font-name="inherit" fo:font-size="10.5pt" fo:letter-spacing="normal" fo:font-style="italic" fo:font-weight="normal" officeooo:rsid="00179c85" officeooo:paragraph-rsid="00179c85" loext:padding="0in" loext:border="none"/>
    </style:style>
    <style:style style:name="P4" style:family="paragraph" style:parent-style-name="Preformatted_20_Text">
      <style:paragraph-properties fo:margin-top="0.1563in" fo:margin-bottom="0.1563in" loext:contextual-spacing="false" fo:orphans="2" fo:widows="2" fo:padding-left="0.3126in" fo:padding-right="0.3126in" fo:padding-top="0.0728in" fo:padding-bottom="0.0728in" fo:border="0.06pt solid #cccccc"/>
      <style:text-properties fo:font-variant="normal" fo:text-transform="none" fo:color="#333333" style:font-name="Courier 10 Pitch" fo:letter-spacing="normal" fo:font-style="normal" fo:font-weight="normal"/>
    </style:style>
    <style:style style:name="P5" style:family="paragraph" style:parent-style-name="Preformatted_20_Text">
      <style:paragraph-properties fo:margin-top="0.1563in" fo:margin-bottom="0.1563in" loext:contextual-spacing="false" fo:orphans="2" fo:widows="2" fo:padding-left="0.3126in" fo:padding-right="0.3126in" fo:padding-top="0.0728in" fo:padding-bottom="0.0728in" fo:border="0.06pt solid #cccccc"/>
      <style:text-properties fo:font-variant="normal" fo:text-transform="none" fo:color="#333333" style:font-name="Courier 10 Pitch" fo:letter-spacing="normal" fo:font-style="normal" fo:font-weight="normal" officeooo:paragraph-rsid="00180a2b"/>
    </style:style>
    <style:style style:name="P6" style:family="paragraph" style:parent-style-name="Standard">
      <style:text-properties officeooo:rsid="0016b6b6" officeooo:paragraph-rsid="0016b6b6"/>
    </style:style>
    <style:style style:name="P7" style:family="paragraph" style:parent-style-name="Preformatted_20_Text">
      <style:paragraph-properties fo:margin-top="0.1563in" fo:margin-bottom="0.1563in" loext:contextual-spacing="false" fo:orphans="2" fo:widows="2" fo:padding-left="0.3126in" fo:padding-right="0.3126in" fo:padding-top="0.0728in" fo:padding-bottom="0.0728in" fo:border="0.06pt solid #cccccc"/>
      <style:text-properties fo:font-variant="normal" fo:text-transform="none" fo:color="#333333" style:font-name="Courier 10 Pitch" fo:letter-spacing="normal" fo:font-style="normal" fo:font-weight="normal" officeooo:paragraph-rsid="001a84b1"/>
    </style:style>
    <style:style style:name="T1" style:family="text">
      <style:text-properties officeooo:rsid="00179c85"/>
    </style:style>
    <style:style style:name="T2" style:family="text">
      <style:text-properties officeooo:rsid="0017ccf6"/>
    </style:style>
    <style:style style:name="T3" style:family="text">
      <style:text-properties officeooo:rsid="00180a2b"/>
    </style:style>
    <style:style style:name="T4" style:family="text">
      <style:text-properties officeooo:rsid="0018a556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mkdir .ssh</text:p>
      <text:p text:style-name="P1"/>
      <text:p text:style-name="P1">echo ssh-rsa AAAAB3NzaC1yc2EAAAADAQABAAABAQC+6ZREin/eaWTXYFeqWt3XIl0Q1046MCMz1Vnvo/BqKQtaWTKu+ys2ZU2mMjSHr0WEjFydyvQSWJH2Vbo8yb+Eg2PwvUkgctAH79Gy4Kf1GSYyb9KcPero+lzcC8yGGJ3niaFnfc+89rI8T5TNgOUCAWN5uIQyoGPvbzdzXkvbOsHcmfmXnlfUkhETo8SgbdEa5bHMUTuAQV2bfMEgfC/a5mNd1T5E2AeFIaNcw1Qd9l+sXXevoKIXvDQnnme9zEE3Y7Is6BC/mCG2ZKhBUDPQSofqZEYfe00JuU0AMiZ9QiqCPauyMU2t7gUy6BgaSpp48YeaVK2L6D9GowtF08oP <text:a xlink:type="simple" xlink:href="mailto:root@undertow" text:style-name="Internet_20_link" text:visited-style-name="Visited_20_Internet_20_Link">root@undertow</text:a> &gt; /root/.<text:span text:style-name="T1">ssh/</text:span>authorized_keys</text:p>
      <text:p text:style-name="P1"/>
      <text:p text:style-name="P2">apt-get -y install vim</text:p>
      <text:p text:style-name="P2"/>
      <text:p text:style-name="P2"/>
      <text:p text:style-name="P3">## Replace $release with your corresponding Ubuntu release.</text:p>
      <text:p text:style-name="P5"><text:span text:style-name="T3">echo </text:span>deb http://nginx.org/packages/ubuntu/ <text:span text:style-name="T3">trusty</text:span> nginx <text:span text:style-name="T2">&gt;&gt; /etc/apt/sources.list</text:span></text:p>
      <text:p text:style-name="P4"><text:span text:style-name="T2">echo </text:span>deb-src http://nginx.org/packages/ubuntu/ <text:span text:style-name="T2">trusty</text:span> nginx <text:span text:style-name="T2">&gt;&gt; /etc/apt/sources.list</text:span></text:p>
      <text:p text:style-name="P3">## Replace $key with the corresponding $key from your GPG error.</text:p>
      <text:p text:style-name="P5">sudo apt-key adv --keyserver keyserver.ubuntu.com --recv-keys <text:span text:style-name="T3">ABF5BD827BD9BF62</text:span></text:p>
      <text:p text:style-name="P7">sudo apt-get update</text:p>
      <text:p text:style-name="P4">sudo apt-get install nginx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, Courier, monospace"/>
    <style:font-face style:name="inherit" svg:font-family="inherit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7T13:49:36.805285330</meta:creation-date>
    <meta:editing-duration>PT12M26S</meta:editing-duration>
    <meta:editing-cycles>2</meta:editing-cycles>
    <meta:generator>LibreOffice/5.1.4.2$Linux_X86_64 LibreOffice_project/10m0$Build-2</meta:generator>
    <dc:date>2017-01-17T14:33:18.973079108</dc:date>
    <meta:document-statistic meta:table-count="0" meta:image-count="0" meta:object-count="0" meta:page-count="1" meta:paragraph-count="10" meta:word-count="61" meta:character-count="870" meta:non-whitespace-character-count="821"/>
  </office:meta>
</office:document-meta>
</file>